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line-height="100%" fo:keep-together="auto" fo:orphans="0" fo:widows="0" fo:padding="0in" fo:border="none" fo:keep-with-next="auto"/>
    </style:style>
    <style:style style:name="P2" style:family="paragraph" style:parent-style-name="Standard">
      <style:paragraph-properties fo:keep-together="auto" fo:orphans="0" fo:widows="0" fo:padding="0in" fo:border="none" fo:keep-with-next="auto"/>
    </style:style>
    <style:style style:name="P3" style:family="paragraph" style:parent-style-name="Standard">
      <style:paragraph-properties fo:keep-together="auto" fo:orphans="0" fo:widows="0" fo:padding="0in" fo:border="none" fo:keep-with-next="auto"/>
      <style:text-properties fo:font-weight="bold" style:font-weight-asian="bold"/>
    </style:style>
    <style:style style:name="P4" style:family="paragraph" style:parent-style-name="Standard">
      <style:paragraph-properties fo:keep-together="auto" fo:orphans="0" fo:widows="0" fo:padding="0in" fo:border="none" fo:keep-with-next="auto"/>
      <style:text-properties fo:font-style="italic" fo:font-weight="bold" style:font-style-asian="italic" style:font-weight-asian="bold"/>
    </style:style>
    <style:style style:name="P5" style:family="paragraph" style:parent-style-name="Standard">
      <style:paragraph-properties fo:line-height="115%" fo:padding="0in" fo:border="none"/>
    </style:style>
    <style:style style:name="P6" style:family="paragraph" style:parent-style-name="Standard" style:list-style-name="WWNum4">
      <style:paragraph-properties fo:margin-left="0.5in" fo:margin-right="0in" fo:keep-together="auto" fo:orphans="0" fo:widows="0" fo:text-indent="-0.25in" style:auto-text-indent="false" fo:padding="0in" fo:border="none" fo:keep-with-next="auto"/>
    </style:style>
    <style:style style:name="P7" style:family="paragraph" style:parent-style-name="Standard" style:list-style-name="WWNum3">
      <style:paragraph-properties fo:margin-left="0.5in" fo:margin-right="0in" fo:keep-together="auto" fo:orphans="0" fo:widows="0" fo:text-indent="-0.25in" style:auto-text-indent="false" fo:padding="0in" fo:border="none" fo:keep-with-next="auto"/>
    </style:style>
    <style:style style:name="P8" style:family="paragraph" style:parent-style-name="Standard" style:list-style-name="WWNum2">
      <style:paragraph-properties fo:margin-left="0.5in" fo:margin-right="0in" fo:keep-together="auto" fo:orphans="0" fo:widows="0" fo:text-indent="-0.25in" style:auto-text-indent="false" fo:padding="0in" fo:border="none" fo:keep-with-next="auto"/>
    </style:style>
    <style:style style:name="P9" style:family="paragraph" style:parent-style-name="Standard" style:list-style-name="WWNum1">
      <style:paragraph-properties fo:margin-left="0.5in" fo:margin-right="0in" fo:keep-together="auto" fo:orphans="0" fo:widows="0" fo:text-indent="-0.25in" style:auto-text-indent="false" fo:padding="0in" fo:border="none" fo:keep-with-next="auto"/>
    </style:style>
    <style:style style:name="P10" style:family="paragraph" style:parent-style-name="Standard">
      <style:paragraph-properties fo:margin-top="0in" fo:margin-bottom="0.1665in" loext:contextual-spacing="false" fo:line-height="100%" fo:keep-together="auto" fo:orphans="0" fo:widows="0" fo:padding="0in" fo:border="none" fo:keep-with-next="auto"/>
      <style:text-properties fo:color="#ff0000"/>
    </style:style>
    <style:style style:name="P11" style:family="paragraph" style:parent-style-name="Standard">
      <style:paragraph-properties fo:margin-top="0in" fo:margin-bottom="0.1665in" loext:contextual-spacing="false" fo:line-height="100%" fo:keep-together="auto" fo:orphans="0" fo:widows="0" fo:padding="0in" fo:border="none" fo:keep-with-next="auto"/>
    </style:style>
    <style:style style:name="P12" style:family="paragraph" style:parent-style-name="Standard">
      <style:paragraph-properties fo:margin-left="0in" fo:margin-right="0in" fo:keep-together="auto" fo:orphans="0" fo:widows="0" fo:text-indent="0.5in" style:auto-text-indent="false" fo:padding="0in" fo:border="none" fo:keep-with-next="auto"/>
    </style:style>
    <style:style style:name="P13" style:family="paragraph" style:parent-style-name="Standard">
      <style:paragraph-properties fo:margin-left="0in" fo:margin-right="0in" fo:keep-together="auto" fo:orphans="0" fo:widows="0" fo:text-indent="0.5in" style:auto-text-indent="false" fo:padding="0in" fo:border="none" fo:keep-with-next="auto"/>
      <style:text-properties fo:font-style="italic" fo:font-weight="bold" style:font-style-asian="italic" style:font-weight-asian="bold"/>
    </style:style>
    <style:style style:name="P14" style:family="paragraph" style:parent-style-name="Standard">
      <style:paragraph-properties fo:margin-left="0in" fo:margin-right="0in" fo:keep-together="auto" fo:orphans="0" fo:widows="0" fo:text-indent="0.5in" style:auto-text-indent="false" fo:padding="0in" fo:border="none" fo:keep-with-next="auto"/>
      <style:text-properties fo:font-style="italic" style:font-style-asian="italic"/>
    </style:style>
    <style:style style:name="P15" style:family="paragraph" style:parent-style-name="Standard">
      <style:paragraph-properties fo:margin-left="0in" fo:margin-right="0in" fo:margin-top="0in" fo:margin-bottom="0.1665in" loext:contextual-spacing="false" fo:line-height="100%" fo:keep-together="auto" fo:orphans="0" fo:widows="0" fo:text-indent="0.5in" style:auto-text-indent="false" fo:padding="0in" fo:border="none" fo:keep-with-next="auto"/>
    </style:style>
    <style:style style:name="P16" style:family="paragraph" style:parent-style-name="Standard">
      <style:paragraph-properties fo:margin-left="0.5in" fo:margin-right="0in"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21" style:family="paragraph" style:parent-style-name="Standard">
      <style:paragraph-properties fo:margin-left="0.5in" fo:margin-right="0in" fo:keep-together="auto" fo:orphans="0" fo:widows="0" fo:text-indent="0.5in" style:auto-text-indent="false" fo:padding="0in" fo:border="none" fo:keep-with-next="auto"/>
    </style:style>
    <style:style style:name="P22" style:family="paragraph" style:parent-style-name="Standard">
      <style:paragraph-properties fo:margin-top="0in" fo:margin-bottom="0.1772in" loext:contextual-spacing="false" fo:line-height="100%" fo:keep-together="auto" fo:orphans="0" fo:widows="0" fo:padding="0in" fo:border="none" fo:keep-with-next="auto"/>
    </style:style>
    <style:style style:name="P23" style:family="paragraph" style:parent-style-name="Standard">
      <style:paragraph-properties fo:margin-left="0in" fo:margin-right="0in" fo:keep-together="auto" fo:orphans="0" fo:widows="0" fo:text-indent="0in" style:auto-text-indent="false" fo:padding="0in" fo:border="none" fo:keep-with-next="auto"/>
    </style:style>
    <style:style style:name="P24" style:family="paragraph" style:parent-style-name="Heading_20_1">
      <style:paragraph-properties fo:margin-top="0.1665in" fo:margin-bottom="0.1665in" loext:contextual-spacing="false" fo:line-height="100%" fo:text-align="center" style:justify-single-word="false" fo:keep-together="auto" fo:orphans="0" fo:widows="0" fo:padding="0in" fo:border="none" fo:keep-with-next="auto"/>
      <style:text-properties fo:color="#0000ff"/>
    </style:style>
    <style:style style:name="P25" style:family="paragraph" style:parent-style-name="Heading_20_1" style:master-page-name="Standard">
      <style:paragraph-properties fo:margin-top="0.1665in" fo:margin-bottom="0.1665in" loext:contextual-spacing="false" fo:line-height="100%" fo:text-align="center" style:justify-single-word="false" fo:keep-together="auto" fo:orphans="0" fo:widows="0" style:page-number="1" fo:padding="0in" fo:border="none" fo:keep-with-next="auto"/>
    </style:style>
    <style:style style:name="P26" style:family="paragraph" style:parent-style-name="Heading_20_1">
      <style:paragraph-properties fo:margin-left="0.5in" fo:margin-right="0in" fo:margin-top="0.1665in" fo:margin-bottom="0.1665in" loext:contextual-spacing="false" fo:line-height="100%" fo:keep-together="auto" fo:orphans="0" fo:widows="0" fo:text-indent="0in" style:auto-text-indent="false" fo:padding="0in" fo:border="none" fo:keep-with-next="auto"/>
    </style:style>
    <style:style style:name="P27" style:family="paragraph" style:parent-style-name="Heading_20_4">
      <style:paragraph-properties fo:margin-top="0in" fo:margin-bottom="0.1772in" loext:contextual-spacing="false" fo:line-height="100%" fo:keep-together="auto" fo:orphans="0" fo:widows="0" fo:padding="0in" fo:border="none" fo:keep-with-next="auto"/>
    </style:style>
    <style:style style:name="P28" style:family="paragraph" style:parent-style-name="Heading_20_4">
      <style:paragraph-properties fo:keep-together="auto" fo:orphans="0" fo:widows="0" fo:padding="0in" fo:border="none" fo:keep-with-next="auto"/>
    </style:style>
    <style:style style:name="P29" style:family="paragraph" style:parent-style-name="Heading_20_3">
      <style:paragraph-properties fo:margin-top="0in" fo:margin-bottom="0.1665in" loext:contextual-spacing="false" fo:line-height="100%" fo:keep-together="auto" fo:orphans="0" fo:widows="0" fo:padding="0in" fo:border="none" fo:keep-with-next="auto"/>
    </style:style>
    <style:style style:name="P30" style:family="paragraph" style:parent-style-name="Heading_20_3">
      <style:paragraph-properties fo:keep-together="auto" fo:orphans="0" fo:widows="0" fo:padding="0in" fo:border="none" fo:keep-with-next="auto"/>
    </style:style>
    <style:style style:name="P31" style:family="paragraph" style:parent-style-name="Heading_20_3">
      <style:paragraph-properties fo:keep-together="auto" fo:orphans="0" fo:widows="0" fo:padding="0in" fo:border="none" fo:keep-with-next="auto"/>
      <style:text-properties fo:font-style="italic" style:text-underline-style="solid" style:text-underline-width="auto" style:text-underline-color="font-color" style:font-style-asian="italic"/>
    </style:style>
    <style:style style:name="P32" style:family="paragraph" style:parent-style-name="Heading_20_2">
      <style:paragraph-properties fo:keep-together="auto" fo:orphans="0" fo:widows="0" fo:padding="0in" fo:border="none" fo:keep-with-next="auto"/>
    </style:style>
    <style:style style:name="P33" style:family="paragraph" style:parent-style-name="Heading_20_2">
      <style:paragraph-properties fo:margin-top="0.1563in" fo:margin-bottom="0.1665in" loext:contextual-spacing="false" fo:line-height="100%" fo:keep-together="auto" fo:orphans="0" fo:widows="0" fo:padding="0in" fo:border="none" fo:keep-with-next="auto"/>
    </style:style>
    <style:style style:name="P34" style:family="paragraph">
      <loext:graphic-properties draw:fill="solid" draw:fill-color="#a0a0a0"/>
      <style:paragraph-properties fo:text-align="center"/>
    </style:style>
    <style:style style:name="T1" style:family="text">
      <style:text-properties fo:color="#0000ff"/>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fo:color="#ff0000"/>
    </style:style>
    <style:style style:name="T5" style:family="text">
      <style:text-properties fo:color="#ff0000" fo:font-weight="bold" style:font-weight-asian="bold"/>
    </style:style>
    <style:style style:name="T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style>
    <style:style style:name="T7"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T8" style:family="text">
      <style:text-properties style:font-name="Courier New" style:font-name-asian="Courier New1" style:font-name-complex="Courier New1"/>
    </style:style>
    <style:style style:name="T9" style:family="text">
      <style:text-properties style:font-name="Courier New" fo:font-weight="bold" style:font-name-asian="Courier New1" style:font-weight-asian="bold" style:font-name-complex="Courier New1"/>
    </style:style>
    <style:style style:name="T10" style:family="text">
      <style:text-properties style:font-name="Courier New" fo:font-weight="normal" style:font-name-asian="Courier New1" style:font-weight-asian="normal" style:font-name-complex="Courier New1"/>
    </style:style>
    <style:style style:name="T11" style:family="text">
      <style:text-properties fo:font-style="italic" style:font-style-asian="italic"/>
    </style:style>
    <style:style style:name="T12" style:family="text">
      <style:text-properties fo:font-style="italic" fo:font-weight="bold" style:font-style-asian="italic" style:font-weight-asian="bold"/>
    </style:style>
    <style:style style:name="T13" style:family="text">
      <style:text-properties fo:font-style="italic" style:text-underline-style="solid" style:text-underline-width="auto" style:text-underline-color="font-color" style:font-style-asian="italic"/>
    </style:style>
    <style:style style:name="T14" style:family="text">
      <style:text-properties fo:color="#0000ee" style:text-underline-style="solid" style:text-underline-width="auto" style:text-underline-color="font-color"/>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style>
    <style:style style:name="T17" style:family="text">
      <style:text-properties fo:color="#1155cc" fo:font-style="italic" style:text-underline-style="solid" style:text-underline-width="auto" style:text-underline-color="font-color"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Assignment 4: Bulletin Board </text:span></text:p>
      <text:p text:style-name="P24"/>
      <text:p text:style-name="P26"><text:bookmark text:name="_sp26j47c8p43"/><draw:rect text:anchor-type="as-char" style:rel-width="100%" draw:z-index="0" draw:style-name="gr1" draw:text-style-name="P34" svg:width="0.0012in" svg:height="0.0213in"><text:p/></draw:rect>Collaboration Policy</text:p>
      <text:p text:style-name="P1">You may not use code from any source (another student, a book, online, etc.) within your solution to this assignment. In fact, you may not even look at another student's solution or partial solution to this assignment. You also may not allow another student to look at any part of your solution to this exercise. You should get help on this assignment by posting questions on Canvas (you still must not post assignment code publically on Canvas.)</text:p>
      <text:p text:style-name="P32"><draw:rect text:anchor-type="as-char" style:rel-width="100%" draw:z-index="1" draw:style-name="gr2" draw:text-style-name="P34" svg:width="0.0012in" svg:height="0.0213in"><text:p/></draw:rect>Problem Definition</text:p>
      <text:p text:style-name="P2">In this assignment you will create an extremely rudimentary bulletin board with a simple command-line interface (like in the old days!).</text:p>
      <text:p text:style-name="P2"/>
      <text:p text:style-name="P2">This will require three collaborating classes - BBoard, User and Message. For the moment, the bulletin board will exist only inside the test harness (i.e. we won't store it to the file system yet), so you will construct a single BBoard object (giving it an appropriate title - e.g. "Jack's Amazing Bulletin Board"), and then invoke its methods.</text:p>
      <text:p text:style-name="P2"/>
      <text:p text:style-name="P2">First, you will "set it up" with a set of authorized Users (read in from a file);</text:p>
      <text:p text:style-name="P2"/>
      <text:p text:style-name="P2">then you will ask the user to login with a username and password, which you will check against the list you just read in;</text:p>
      <text:p text:style-name="P2"/>
      <text:p text:style-name="P2">and then you will "run" the board: the program will enter a sentinel-controlled loop asking the user to choose from a menu of actions (corresponding, obviously, to BBoard's other public methods)</text:p>
      <text:p text:style-name="P2"/>
      <text:list xml:id="list158765168" text:style-name="WWNum4">
        <text:list-item>
          <text:p text:style-name="P6">list all current posts</text:p>
        </text:list-item>
        <text:list-item>
          <text:p text:style-name="P6">create a new post</text:p>
        </text:list-item>
        <text:list-item>
          <text:p text:style-name="P6">quit the system</text:p>
        </text:list-item>
      </text:list>
      <text:p text:style-name="P32"><draw:rect text:anchor-type="as-char" style:rel-width="100%" draw:z-index="2" draw:style-name="gr2" draw:text-style-name="P34" svg:width="0.0012in" svg:height="0.0213in"><text:p/></draw:rect></text:p>
      <text:p text:style-name="P32"/>
      <text:p text:style-name="P32"><text:soft-page-break/>File Naming Specifications</text:p>
      <text:p text:style-name="P2">The files that you submit should be named <text:span text:style-name="T3">main.cpp</text:span>, <text:span text:style-name="T3">bboard.h</text:span>, <text:span text:style-name="T3">bboard.cpp</text:span>, <text:span text:style-name="T3">message.h</text:span>, <text:span text:style-name="T3">message.cpp</text:span>, <text:span text:style-name="T3">user.h</text:span>, and <text:span text:style-name="T3">user.cpp</text:span>.</text:p>
      <text:p text:style-name="P2"><text:span text:style-name="T4">The names are case-sensitive.</text:span></text:p>
      <text:p text:style-name="P33"><draw:rect text:anchor-type="as-char" style:rel-width="100%" draw:z-index="3" draw:style-name="gr1" draw:text-style-name="P34" svg:width="0.0012in" svg:height="0.0213in"><text:p/></draw:rect>Class Specifications</text:p>
      <text:p text:style-name="P29">BBoard Class interface</text:p>
      <text:p text:style-name="P2"><text:span text:style-name="T4">Changing the public interface will result in a 0 on the assignment.</text:span></text:p>
      <text:p text:style-name="P10"/>
      <text:p text:style-name="P30"><text:span text:style-name="T6">Encapsulated data (private member variables)</text:span></text:p>
      <text:list xml:id="list2111047074" text:style-name="WWNum3">
        <text:list-item>
          <text:p text:style-name="P7"><text:span text:style-name="T8">title </text:span>- string : <text:span text:style-name="T11">title of the board; initialized via constructor</text:span></text:p>
        </text:list-item>
        <text:list-item>
          <text:p text:style-name="P7"><text:span text:style-name="T8">user_list</text:span> - vector&lt;User&gt; : <text:span text:style-name="T11">list of members; initially empty, then populated<text:line-break/> <text:tab/><text:tab/>via setup()</text:span></text:p>
        </text:list-item>
        <text:list-item>
          <text:p text:style-name="P7"><text:span text:style-name="T8">current_user</text:span> - User : <text:span text:style-name="T11">user who is currently logged in; initialized by c'tor to <text:line-break/> <text:tab/><text:tab/>the default User, then set via login()</text:span></text:p>
        </text:list-item>
        <text:list-item>
          <text:p text:style-name="P7"><text:span text:style-name="T8">message_list</text:span> - vector&lt;Message&gt; : <text:span text:style-name="T11">list of messages; initially empty</text:span></text:p>
        </text:list-item>
      </text:list>
      <text:p text:style-name="P30"><text:span text:style-name="T6">Public Member Functions</text:span></text:p>
      <text:p text:style-name="P2">This is the public interface of the class - the contract with the user.</text:p>
      <text:p text:style-name="P2"/>
      <text:p text:style-name="P2"><text:span text:style-name="T3">BBoard( )</text:span> </text:p>
      <text:p text:style-name="P12"><text:span text:style-name="T11">default constructor that creates a board with a default title, empty user &amp; message</text:span></text:p>
      <text:p text:style-name="P12"><text:span text:style-name="T11">lists, and the "default" User</text:span></text:p>
      <text:p text:style-name="P2"/>
      <text:p text:style-name="P2"><text:span text:style-name="T3">BBoard( const string &amp;ttl )</text:span> </text:p>
      <text:p text:style-name="P12"><text:span text:style-name="T11">same as default constructor, except that it sets the title of the board.</text:span></text:p>
      <text:p text:style-name="P3"><text:soft-page-break/></text:p>
      <text:p text:style-name="P2"><text:span text:style-name="T3">void setup( const string &amp;input_file )</text:span> </text:p>
      <text:p text:style-name="P12"><text:span text:style-name="T11">imports all the authorized users from an input file, storing them as User objects in </text:span></text:p>
      <text:p text:style-name="P12"><text:span text:style-name="T11">the vector user_list</text:span></text:p>
      <text:p text:style-name="P12">The name of the input file is passed in as a parameter to this function. </text:p>
      <text:p text:style-name="P16"><text:span text:style-name="T11">See below for file details.</text:span></text:p>
      <text:p text:style-name="P3"/>
      <text:p text:style-name="P2"><text:span text:style-name="T3">void login( ) </text:span><text:s/></text:p>
      <text:p text:style-name="P12"><text:span text:style-name="T11">asks for and validates current user/password</text:span></text:p>
      <text:p text:style-name="P12">This function asks for a username and password, and checks the user_list vector</text:p>
      <text:p text:style-name="P12"><text:s/>for a matching User.</text:p>
      <text:p text:style-name="P12"><text:s/></text:p>
      <text:p text:style-name="P12">This function must take in both username and password (even if the username </text:p>
      <text:p text:style-name="P12">doesn't exist, ie password is always requested), unless username is “q” or “Q”, in </text:p>
      <text:p text:style-name="P12">which case quit.</text:p>
      <text:p text:style-name="P12"/>
      <text:p text:style-name="P12">If a match is found, it sets current_user to the identified User from the list.</text:p>
      <text:p text:style-name="P12">If not, it will keep asking until a match is found or the user types: "q" or "Q" as the </text:p>
      <text:p text:style-name="P12">username.</text:p>
      <text:p text:style-name="P12"/>
      <text:p text:style-name="P12"><text:span text:style-name="T11">You can assume we do not have a member with name "q" or "Q".</text:span> When the user </text:p>
      <text:p text:style-name="P12"><text:soft-page-break/>chooses to quit, say "Bye!" and call "exit(0)" (see <text:a xlink:type="simple" xlink:href="http://www.cplusplus.com/reference/clibrary/cstdlib/exit/" text:style-name="ListLabel_20_37" text:visited-style-name="ListLabel_20_37"><text:span text:style-name="T14"><text:s/>cstdlib reference</text:span></text:a>) command to </text:p>
      <text:p text:style-name="P12">exit the program.</text:p>
      <text:p text:style-name="P12"><text:span text:style-name="T11">Read output specifications for details.</text:span></text:p>
      <text:p text:style-name="P3"/>
      <text:p text:style-name="P2"><text:span text:style-name="T3">void run( ) </text:span><text:s/></text:p>
      <text:p text:style-name="P12"><text:span text:style-name="T11">This function contains the main loop of the BBoard.</text:span></text:p>
      <text:p text:style-name="P13"/>
      <text:p text:style-name="P12"><text:span text:style-name="T12">Note: if login() has not set a valid current_user, this function must abort </text:span></text:p>
      <text:p text:style-name="P12"><text:span text:style-name="T12">without showing the menu - i.e. there must be no way to get around </text:span></text:p>
      <text:p text:style-name="P12"><text:span text:style-name="T12">logging in!</text:span></text:p>
      <text:p text:style-name="P4"/>
      <text:p text:style-name="P12"><text:span text:style-name="T12">Question: how will you know if a valid user is not logged in?</text:span></text:p>
      <text:p text:style-name="P12"/>
      <text:p text:style-name="P12">In the main loop, you should display the following menu items:</text:p>
      <text:p text:style-name="P12">"Display Messages ('D' or 'd'), "Add New Message('N' or 'n')", and "Quit ('Q' or </text:p>
      <text:p text:style-name="P12">'q')".</text:p>
      <text:p text:style-name="P12"/>
      <text:p text:style-name="P12">If the user selects one of these menu items, the corresponding method of BBoard </text:p>
      <text:p text:style-name="P12">should be invoked; with any other input, the user should be asked to try again.</text:p>
      <text:p text:style-name="P2"/>
      <text:p text:style-name="P12">'Q'/'q' should terminate the program by invoking exit(0), as described for login.</text:p>
      <text:p text:style-name="P15"><text:soft-page-break/><text:span text:style-name="T11">See suggested private functions for details.</text:span></text:p>
      <text:p text:style-name="P31"/>
      <text:p text:style-name="P30"><text:span text:style-name="T7">Suggested</text:span><text:span text:style-name="T6"> Private Member Functions</text:span></text:p>
      <text:p text:style-name="P2">These are "helper functions": member functions that will never be needed by a user of the class - they are needed by the public interface functions. You are free to change/add to/remove these functions as you wish:</text:p>
      <text:p text:style-name="P2"/>
      <text:p text:style-name="P2"><text:span text:style-name="T3">void add_user(istream &amp;infile, const string &amp;name, const string &amp;pass) </text:span><text:s/></text:p>
      <text:p text:style-name="P12">This function can be called from the setup function to add the users from file to </text:p>
      <text:p text:style-name="P12">user_list.</text:p>
      <text:p text:style-name="P3"/>
      <text:p text:style-name="P2"><text:span text:style-name="T3">bool user_exists(const string &amp;name, const string &amp;pass) const </text:span><text:s/></text:p>
      <text:p text:style-name="P12">Checks if the username/password combination matches any of the Users in the </text:p>
      <text:p text:style-name="P12">user_list.</text:p>
      <text:p text:style-name="P12">Returns true if a match is found, false otherwise. Useful for login function.</text:p>
      <text:p text:style-name="P2"/>
      <text:p text:style-name="P3"/>
      <text:p text:style-name="P3"/>
      <text:p text:style-name="P2"><text:span text:style-name="T3">User get_user(const string &amp;name) const</text:span> </text:p>
      <text:p text:style-name="P12">Returns the User with the given name. This function can be used by login() to set </text:p>
      <text:p text:style-name="P12">the current_user <text:span text:style-name="T12">only if</text:span> a valid match has been found by user_exists.</text:p>
      <text:p text:style-name="P2"/>
      <text:p text:style-name="P12">There must be <text:span text:style-name="T12">no other</text:span> way to set current_user to anything other than its initial </text:p>
      <text:p text:style-name="P12"><text:soft-page-break/>value (the default User - see User class)</text:p>
      <text:p text:style-name="P2"/>
      <text:p text:style-name="P2"><text:span text:style-name="T3">void display() const</text:span> </text:p>
      <text:p text:style-name="P12">This function would be used by the interface function run. It displays all messages </text:p>
      <text:p text:style-name="P12">in message_list.</text:p>
      <text:p text:style-name="P12">The output must be formatted <text:span text:style-name="T12">exactly</text:span> as in the example below.</text:p>
      <text:p text:style-name="P17"/>
      <text:p text:style-name="P18"><text:span text:style-name="T3">void add_message()</text:span> </text:p>
      <text:p text:style-name="P20">This function would be used by the interface function run. It asks the user to input </text:p>
      <text:p text:style-name="P20">a message. Every message includes a subject line and a message line (both are </text:p>
      <text:p text:style-name="P20">single lines, so you can ignore newlines). e.g.,</text:p>
      <text:p text:style-name="P2"><text:span text:style-name="T8"><text:s text:c="4"/></text:span></text:p>
      <text:p text:style-name="P21"><text:span text:style-name="T9">Subject:</text:span><text:span text:style-name="T8"> "Thanks"</text:span></text:p>
      <text:p text:style-name="P2"><text:span text:style-name="T8"><text:s text:c="4"/><text:tab/><text:tab/></text:span><text:span text:style-name="T9">Body:</text:span><text:span text:style-name="T8"> "I would like to thank you for this awesome board."</text:span></text:p>
      <text:p text:style-name="P14"/>
      <text:p text:style-name="P12"><text:span text:style-name="T11">Hint:</text:span> You can use getline function to get the whole line: see <text:a xlink:type="simple" xlink:href="http://www.cplusplus.com/reference/iostream/istream/getline/" text:style-name="ListLabel_20_37" text:visited-style-name="ListLabel_20_37"><text:span text:style-name="T14"><text:s/>getline reference</text:span></text:a>. </text:p>
      <text:p text:style-name="P12">Of course, the username of current_user must also be recorded in the Message </text:p>
      <text:p text:style-name="P12">object.</text:p>
      <text:p text:style-name="P30"><draw:rect text:anchor-type="as-char" style:rel-width="100%" draw:z-index="4" draw:style-name="gr2" draw:text-style-name="P34" svg:width="0.0012in" svg:height="0.0213in"><text:p/></draw:rect>User and Message Classes</text:p>
      <text:p text:style-name="P2">The User and Message classes are two simple classes used by the BBoard class only - they are <text:span text:style-name="T12">not</text:span> used (or included) in main.cpp, only in BBoard.h and BBoard.cpp</text:p>
      <text:p text:style-name="P2">Note that - by design - the User class will <text:span text:style-name="T12"><text:s/>never</text:span> "report" a User's password - you can only ask it to check if a given username/password matches. This is one place where encapsulation is the only way to go!</text:p>
      <text:p text:style-name="P22"><text:soft-page-break/><text:span text:style-name="T4">Changing the public interface will result in a 0 for the assignment.</text:span></text:p>
      <text:p text:style-name="P27">User.h</text:p>
      <text:p text:style-name="P2"><text:span text:style-name="T8"><text:s text:c="2"/>//inclusion guards</text:span></text:p>
      <text:p text:style-name="P23"><text:span text:style-name="T8"><text:line-break/> <text:s/>//includes<text:line-break/> <text:line-break/> <text:s/>class User<text:line-break/> <text:s/>{<text:line-break/> <text:s text:c="3"/>private:<text:line-break/> <text:s text:c="5"/>string username;<text:line-break/> <text:s text:c="5"/>string password;<text:line-break/> <text:line-break/> <text:s text:c="3"/>public:<text:line-break/> <text:s text:c="5"/>//creates a user with empty name and password.<text:line-break/> <text:s text:c="5"/>User();<text:line-break/><text:line-break/> <text:s text:c="5"/>// creates a user with given username and password.<text:line-break/> <text:s text:c="5"/>User(const string&amp; uname, const string&amp; pass);<text:line-break/><text:line-break/> <text:s text:c="5"/>//returns the username<text:line-break/> <text:s text:c="5"/>string get_username() const;<text:line-break/> <text:line-break/> <text:s text:c="5"/>// returns true if the stored username/password matches with the</text:span></text:p>
      <text:p text:style-name="P23"><text:span text:style-name="T8"><text:s text:c="6"/>// parameters. Otherwise returns false.<text:line-break/> <text:s text:c="5"/>// Note that, even though a User with empty name and password is </text:span></text:p>
      <text:p text:style-name="P23"><text:span text:style-name="T8"><text:s text:c="6"/>// actually a valid User object (it is the default User), this </text:span></text:p>
      <text:p text:style-name="P23"><text:span text:style-name="T8"><text:s text:c="6"/>// function must still return false if given a empty uname string.<text:line-break/> <text:s text:c="5"/>bool check(const string &amp;uname, const string &amp;pass) const;<text:line-break/> <text:line-break/> <text:s text:c="5"/>// sets a new password. This function will not be used in the </text:span></text:p>
      <text:p text:style-name="P23"><text:span text:style-name="T8"><text:s text:c="6"/>// current assignment.<text:line-break/> <text:s text:c="5"/>void set_password(const string &amp;newpass);<text:line-break/> <text:s/>};<text:line-break/> <text:line-break/> <text:s/>//end inc guards<text:line-break/></text:span></text:p>
      <text:p text:style-name="P28">Message.h<text:line-break/><text:span text:style-name="T8"> <text:line-break/> <text:s/></text:span><text:span text:style-name="T10">//inclusion guards<text:line-break/> <text:s/>//includes<text:line-break/><text:line-break/> <text:s/>class Message<text:line-break/> <text:s/>{<text:line-break/> <text:s text:c="3"/>private:<text:line-break/> <text:s text:c="5"/>string author;<text:line-break/> <text:s text:c="5"/>string subject;<text:line-break/> <text:s text:c="5"/>string body;<text:line-break/><text:line-break/> <text:s text:c="3"/>public:<text:line-break/> <text:s text:c="5"/>//default constructor<text:line-break/> <text:s text:c="5"/>Message();<text:line-break/><text:line-break/> <text:s text:c="5"/>//Constructor with parameters<text:line-break/> <text:s text:c="5"/>Message(const string &amp;athr, <text:line-break/> <text:s text:c="13"/>const string &amp;sbjct, <text:line-break/> <text:s text:c="13"/>const string &amp;body);<text:line-break/><text:line-break/><text:line-break/> <text:s text:c="5"/>//displays the message in the given format. See output specs.<text:line-break/> <text:s text:c="5"/>void display() const;<text:line-break/> <text:s/>};<text:line-break/><text:line-break/> <text:s/>//end inc guards<text:line-break/></text:span><draw:rect text:anchor-type="as-char" style:rel-width="100%" draw:z-index="5" draw:style-name="gr2" draw:text-style-name="P34" svg:width="0.0012in" svg:height="0.0213in"><text:p/></draw:rect>Main Function</text:p>
      <text:p text:style-name="P2">In the main function, you should create a BBoard object e.g., <text:span text:style-name="T8">BBoard bb( user_bb_title );</text:span><text:span text:style-name="T11">, </text:span><text:s/>giving the title any name you want, and then import the list of authorized users with setup(name of input file). The name of the input file you pass into the setup function will be a <text:span text:style-name="T16">command line argument</text:span>. This file will be in the same directory as the executable.</text:p>
      <text:p text:style-name="P2"/>
      <text:p text:style-name="P2">Next, use the login function to display a welcome message, and then ask the user to login (provide username and password); the function then sets the current_user (or quits).</text:p>
      <text:p text:style-name="P2"/>
      <text:p text:style-name="P2">Finally you'll just call the run function which includes the main loop.</text:p>
      <text:p text:style-name="P33"><draw:rect text:anchor-type="as-char" style:rel-width="100%" draw:z-index="6" draw:style-name="gr1" draw:text-style-name="P34" svg:width="0.0012in" svg:height="0.0213in"><text:p/></draw:rect>Input Specifications</text:p>
      <text:p text:style-name="P29">User File Specifications:</text:p>
      <text:p text:style-name="P2">The name of the file is passed in to the main function as a command line argument (like this):</text:p>
      <text:p text:style-name="P21"><text:span text:style-name="T8"><text:line-break/>./a.out users1.txt</text:span></text:p>
      <text:p text:style-name="P18"><text:line-break/>The user file is formatted as follows:</text:p>
      <text:p text:style-name="P2"/>
      <text:p text:style-name="P2"><text:span text:style-name="T8"><text:s text:c="6"/>user1 pass1<text:line-break/> <text:s text:c="5"/>user2 pass2<text:line-break/> <text:s text:c="5"/>user3 pass3<text:line-break/> <text:s text:c="5"/>...<text:line-break/> <text:s text:c="5"/>end<text:line-break/><text:tab/><text:tab/><text:line-break/></text:span>This file will be read in (via the setup function) at the very start of the program, to establish the list of authorized users.</text:p>
      <text:p text:style-name="P2"><text:soft-page-break/></text:p>
      <text:p text:style-name="P2">As you can see, the number of users is not predetermined - the list continues until the sentinel "end" is encountered on a line by itself. Also, you must terminate your text file with a newline.</text:p>
      <text:p text:style-name="P2">Here is an example file that you may use as a starting point:<text:line-break/><text:line-break/><text:span text:style-name="T3">users1.txt</text:span></text:p>
      <text:p text:style-name="P11"><text:span text:style-name="T8"><text:line-break/>ali87 <text:s text:c="2"/>8422<text:line-break/>ricq7 <text:s text:c="2"/>bjk1903<text:line-break/>messi <text:s text:c="2"/>buneyinnessi<text:line-break/>mike <text:s text:c="3"/>ini99ou<text:line-break/>jenny <text:s text:c="2"/>Y00L11A09<text:line-break/>end<text:line-break/></text:span></text:p>
      <text:p text:style-name="P29">Keyboard Input Specifications</text:p>
      <text:list xml:id="list1968177716" text:style-name="WWNum2">
        <text:list-item>
          <text:p text:style-name="P8">When the user is asked to select a menu item, the only valid inputs are </text:p>
        </text:list-item>
      </text:list>
      <text:p text:style-name="P21">'D', 'd', 'N', 'n', 'Q' and 'q' - not "quit","new", "Quit" etc.</text:p>
      <text:list xml:id="list114346551244761" text:continue-numbering="true" text:style-name="WWNum2">
        <text:list-item>
          <text:p text:style-name="P8">Every message body and subject consists of a single line. (If you use 'cin <text:s/>&gt;&gt;...' it will not work, since this command does not distinguish newline from other whitepaces <text:span text:style-name="T11">(see </text:span><text:a xlink:type="simple" xlink:href="http://ucrcs12fall13.zyante.com/ch08-streams#8" text:style-name="ListLabel_20_38" text:visited-style-name="ListLabel_20_38"><text:span text:style-name="T17">section 8.8</text:span></text:a><text:span text:style-name="T11"> in the online text for more information on this)</text:span>.</text:p>
        </text:list-item>
        <text:list-item>
          <text:p text:style-name="P8">See sample output for details.</text:p>
        </text:list-item>
        <text:list-item>
          <text:p text:style-name="P8">On unrecognized input, the program should terminate.</text:p>
        </text:list-item>
      </text:list>
      <text:p text:style-name="P32"><draw:rect text:anchor-type="as-char" style:rel-width="100%" draw:z-index="7" draw:style-name="gr2" draw:text-style-name="P34" svg:width="0.0012in" svg:height="0.0213in"><text:p/></draw:rect>Output Specifications:</text:p>
      <text:p text:style-name="P22">Read the examples below and make sure the output matches <text:span text:style-name="T5">exactly</text:span> with the sample runs below (given the same inputs).</text:p>
      <text:p text:style-name="P27">Sample run 1</text:p>
      <text:p text:style-name="P2"><text:span text:style-name="T8"><text:s text:c="3"/>$./a.out users1.txt<text:line-break/><text:line-break/><text:line-break/> <text:s text:c="2"/>Welcome to Jack's Amazing Bulletin Board<text:line-break/> <text:s text:c="2"/>Enter your username ('Q' or 'q' to quit): muzo<text:line-break/> <text:s text:c="2"/>Enter your password:cs12<text:line-break/> <text:s text:c="2"/>Invalid Username or Password!<text:line-break/><text:line-break/> <text:s text:c="2"/>Enter your username('Q' or 'q' to quit): ricq7<text:line-break/> <text:s text:c="2"/>Enter your password: mmee00<text:line-break/> <text:s text:c="2"/>Invalid Username or Password!<text:line-break/><text:line-break/> <text:s text:c="2"/>Enter your username('Q' or 'q' to quit): Q<text:line-break/> <text:s text:c="2"/>Bye!<text:line-break/><text:line-break/><text:line-break/></text:span></text:p>
      <text:p text:style-name="P18">Sample run 2</text:p>
      <text:p text:style-name="P2"><text:span text:style-name="T8"><text:s text:c="3"/>$./a.out users1.txt<text:line-break/><text:line-break/> <text:s text:c="2"/><text:line-break/> <text:s text:c="2"/><text:line-break/> <text:s text:c="2"/>Welcome to Jack's Amazing Bulletin Board<text:line-break/> <text:s text:c="2"/>Enter your username ('Q' or 'q' to quit): messi<text:line-break/> <text:s text:c="2"/>Enter your password: buneyinnessi<text:line-break/> <text:s text:c="2"/>Welcome back messi!<text:line-break/><text:line-break/> <text:s text:c="2"/>Menu<text:line-break/> <text:s text:c="4"/>- Display Messages ('D' or 'd')<text:line-break/> <text:s text:c="4"/>- Add New Message ('N' or 'n')<text:line-break/> <text:s text:c="4"/>- Quit ('Q' or 'q')<text:line-break/> <text:s text:c="2"/>Choose an action: D<text:line-break/><text:line-break/> <text:s text:c="2"/>Nothing to Display.<text:line-break/> <text:s/><text:line-break/> <text:s text:c="2"/>Menu<text:line-break/> <text:s text:c="4"/>- Display Messages ('D' or 'd')<text:line-break/> <text:s text:c="4"/>- Add New Message ('N' or 'n')<text:line-break/> <text:s text:c="4"/>- Quit ('Q' or 'q')<text:line-break/> <text:s text:c="2"/>Choose an action: N<text:line-break/><text:line-break/> <text:s text:c="2"/>Enter Subject: Thanks<text:line-break/> <text:s text:c="2"/>Enter Body: Thank you for this amazing board.<text:line-break/> <text:s text:c="2"/>Message Recorded!<text:line-break/><text:line-break/> <text:s text:c="2"/>Menu<text:line-break/> <text:s text:c="4"/>- Display Messages ('D' or 'd')<text:line-break/> <text:s text:c="4"/>- Add New Message ('N' or 'n')<text:line-break/> <text:s text:c="4"/>- Quit ('Q' or 'q')<text:line-break/> <text:s text:c="2"/>Choose an action: N<text:line-break/><text:line-break/> <text:s text:c="2"/>Enter Subject: Totenham vs. Arsenal<text:line-break/> <text:s text:c="2"/>Enter Body: Have you watched the game on wednesday? It was amazing far </text:span></text:p>
      <text:p text:style-name="P2"><text:span text:style-name="T8"><text:s text:c="3"/>better than El Clasico.<text:line-break/> <text:s text:c="2"/>Message Recorded!<text:line-break/><text:line-break/> <text:s text:c="2"/>Menu<text:line-break/> <text:s text:c="4"/>- Display Messages ('D' or 'd')<text:line-break/> <text:s text:c="4"/>- Add New Message ('N' or 'n')<text:line-break/> <text:s text:c="4"/>- Quit ('Q' or 'q')<text:line-break/> <text:s text:c="2"/>Choose an action: N<text:line-break/><text:line-break/> <text:s text:c="2"/>Enter Subject: Output Specifications<text:line-break/> <text:s text:c="2"/>Enter Body: So, we just have to make the program run exactly like these </text:span></text:p>
      <text:p text:style-name="P2"><text:span text:style-name="T8"><text:s text:c="3"/>samples.<text:line-break/> <text:s text:c="2"/>Message Recorded!<text:line-break/><text:line-break/> <text:s text:c="2"/>Menu<text:line-break/> <text:s text:c="4"/>- Display Messages ('D' or 'd')<text:line-break/> <text:s text:c="4"/>- Add New Message ('N' or 'n')<text:line-break/> <text:s text:c="4"/>- Quit ('Q' or 'q')<text:line-break/> <text:s text:c="2"/>Choose an action: D<text:line-break/><text:line-break/> <text:s text:c="2"/>-----------------------------------------------<text:line-break/> <text:s text:c="2"/>Message #1: Thanks<text:line-break/> <text:s text:c="2"/>from messi: Thank you for this amazing board.<text:line-break/> <text:s text:c="2"/>-----------------------------------------------<text:line-break/> <text:s text:c="2"/>Message #2: Totenham vs. Arsenal<text:line-break/> <text:s text:c="2"/>from messi: Have you watched the game on wednesday? It was amazing far </text:span></text:p>
      <text:p text:style-name="P2"><text:span text:style-name="T8"><text:s text:c="3"/>better than El Clasico.<text:line-break/> <text:s text:c="2"/>-----------------------------------------------<text:line-break/> <text:s text:c="2"/>Message #3: Output Specifications<text:line-break/> <text:s text:c="2"/>from messi: So, we just have to make the program run exactly like these </text:span></text:p>
      <text:p text:style-name="P2"><text:span text:style-name="T8"><text:s text:c="3"/>samples.<text:line-break/> <text:s text:c="2"/>-----------------------------------------------<text:line-break/><text:line-break/> <text:s text:c="3"/>Menu<text:line-break/> <text:s text:c="4"/>- Display Messages ('D' or 'd')<text:line-break/> <text:s text:c="4"/>- Add New Message ('N' or 'n')<text:line-break/> <text:s text:c="4"/>- Quit ('Q' or 'q')<text:line-break/> <text:s text:c="2"/>Choose an action: N<text:line-break/><text:line-break/> <text:s text:c="2"/>Enter Subject: Easy?<text:line-break/> <text:s text:c="2"/>Enter Body: This assignment does not look so easy, any extensions?<text:line-break/> <text:s text:c="2"/>Message Recorded!<text:line-break/><text:line-break/> <text:s text:c="2"/>Menu<text:line-break/> <text:s text:c="4"/>- Display Messages ('D' or 'd')<text:line-break/> <text:s text:c="4"/>- Add New Message ('N' or 'n')<text:line-break/> <text:s text:c="4"/>- Quit ('Q' or 'q')<text:line-break/> <text:s text:c="2"/>Choose an action: D<text:line-break/> <text:s text:c="2"/><text:line-break/> <text:s text:c="2"/>-----------------------------------------------<text:line-break/> <text:s text:c="2"/>Message #1: Thanks<text:line-break/> <text:s text:c="2"/>from messi: Thank you for this amazing board.<text:line-break/> <text:s text:c="2"/>-----------------------------------------------<text:line-break/> <text:s text:c="2"/>Message #2: Totenham vs. Arsenal<text:line-break/> <text:s text:c="2"/>from messi: Have you watched the game on wednesday? It was amazing far </text:span></text:p>
      <text:p text:style-name="P2"><text:span text:style-name="T8"><text:s text:c="3"/>better than El Clasico.<text:line-break/> <text:s text:c="2"/>-----------------------------------------------<text:line-break/> <text:s text:c="2"/>Message #3: Output Specifications<text:line-break/> <text:s text:c="2"/>from messi: So, we just have to make the program run exactly like these </text:span></text:p>
      <text:p text:style-name="P2"><text:soft-page-break/><text:span text:style-name="T8"><text:s text:c="3"/>samples.<text:line-break/> <text:s text:c="2"/>-----------------------------------------------<text:line-break/> <text:s text:c="2"/>Message #4: Easy?<text:line-break/> <text:s text:c="2"/>from messi: This assignment does not look so easy, any extensions?<text:line-break/> <text:s text:c="2"/>-----------------------------------------------<text:line-break/><text:line-break/> <text:s text:c="2"/>Menu<text:line-break/> <text:s text:c="4"/>- Display Messages ('D' or 'd')<text:line-break/> <text:s text:c="4"/>- Add New Message ('N' or 'n')<text:line-break/> <text:s text:c="4"/>- Quit ('Q' or 'q')<text:line-break/> <text:s text:c="2"/>Choose an action: Q</text:span></text:p>
      <text:p text:style-name="P2"><text:span text:style-name="T8"><text:s text:c="3"/>Bye!<text:line-break/><text:line-break/></text:span><draw:rect text:anchor-type="as-char" style:rel-width="100%" draw:z-index="8" draw:style-name="gr2" draw:text-style-name="P34" svg:width="0.0012in" svg:height="0.0213in"><text:p/></draw:rect><text:span text:style-name="T15">What to Submit:</text:span></text:p>
      <text:p text:style-name="P5"><text:span text:style-name="T3">Submission Instructions</text:span></text:p>
      <text:p text:style-name="P5">For this assignment you will submit the following files (<text:span text:style-name="T5">case sensitive</text:span>) in a zip file:</text:p>
      <text:list xml:id="list303808345" text:style-name="WWNum1">
        <text:list-item>
          <text:p text:style-name="P9">main.cpp (Your test harness.)</text:p>
        </text:list-item>
        <text:list-item>
          <text:p text:style-name="P9">bboard.h (with exact interface given in specs.)</text:p>
        </text:list-item>
        <text:list-item>
          <text:p text:style-name="P9">bboard.cpp</text:p>
        </text:list-item>
        <text:list-item>
          <text:p text:style-name="P9">user.h (with exact interface given in specs.)</text:p>
        </text:list-item>
        <text:list-item>
          <text:p text:style-name="P9">user.cpp</text:p>
        </text:list-item>
        <text:list-item>
          <text:p text:style-name="P9">message.h (with exact interface given in specs.)</text:p>
        </text:list-item>
        <text:list-item>
          <text:p text:style-name="P9">message.cpp</text:p>
        </text:list-item>
      </text:list>
      <text:p text:style-name="P19"><draw:rect text:anchor-type="as-char" style:rel-width="100%" draw:z-index="9" draw:style-name="gr3" draw:text-style-name="P34"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keep-together="auto" fo:orphans="0" fo:widows="0" fo:keep-with-next="auto"/>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keep-together="auto" fo:orphans="0" fo:widows="0" fo:keep-with-next="auto"/>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keep-together="auto" fo:orphans="0" fo:widows="0" fo:keep-with-next="auto"/>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keep-together="auto" fo:orphans="0" fo:widows="0" fo:keep-with-next="auto"/>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keep-together="auto" fo:orphans="0" fo:widows="0" fo:keep-with-next="auto"/>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keep-together="auto" fo:orphans="0" fo:widows="0" fo:keep-with-next="auto"/>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fo:font-style="italic" style:text-underline-style="solid" style:text-underline-width="auto" style:text-underline-color="font-color"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8126in" fo:margin-right="0.687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45" meta:word-count="2102" meta:character-count="13306" meta:non-whitespace-character-count="10617"/>
    <meta:generator>LibreOfficeDev/6.0.5.2$Linux_X86_64 LibreOffice_project/</meta:generator>
  </office:meta>
</office:document-meta>
</file>